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19.06249mm" fo:page-width="132.2916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49.803921580314636%" draw:stroke="none"/>
    </style:style>
    <style:style style:family="graphic" style:name="style-3">
      <style:graphic-properties draw:fill="solid" draw:fill-color="#ffffff" draw:opacity="100.0%" draw:stroke="solid" svg:stroke-color="#3399ff" draw:stroke-linejoin="round" svg:stroke-opacity="100.0%" svg:stroke-width="3.9687498mm"/>
    </style:style>
    <style:style style:family="graphic" style:name="style-4">
      <style:graphic-properties draw:fill="solid" draw:fill-color="#000000" draw:opacity="49.803921580314636%" draw:stroke="none"/>
    </style:style>
    <style:style style:family="graphic" style:name="style-5">
      <style:graphic-properties draw:fill="solid" draw:fill-color="#ffffff" draw:opacity="100.0%" draw:stroke="solid" svg:stroke-color="#3399ff" draw:stroke-linejoin="round" svg:stroke-opacity="100.0%" svg:stroke-width="5.2916665mm"/>
    </style:style>
  </office:automatic-styles>
  <office:body>
    <office:drawing>
      <draw:page draw:master-page-name="Default" draw:name="page1" draw:style-name="DP1">
        <draw:g draw:id="svg548">
          <draw:g draw:id="g3182">
            <draw:path svg:d="M 3607.4304 0.6093535 C 1893.5802 28.148586 381.8898 983.22565 60.944153 2338.0742 C -305.70102 3885.8394 1019.77856 5372.025 3020.0137 5656.636 C 3020.4346 5659.0205 3019.7258 5662.5483 3019.5356 5665.9565 L 3008.0645 5666.447 L 1449.4269 7116.0186 L 4651.78 5611.5054 L 4620.234 5612.487 L 4640.786 5596.789 L 4686.671 5595.3174 L 4651.78 5611.5054 L 4695.752 5610.0337 L 4695.752 5594.8267 L 4696.2305 5594.8267 C 6081.899 5289.587 7053.384 4462.546 7313.078 3366.2642 C 7679.8735 1817.8661 6352.7446 330.95627 4351.1406 47.211483 C 4100.9404 11.743379 3852.266 -3.324797 3607.4304 0.6093535 z" svg:height="71.16019mm" draw:style-name="style-2" svg:viewBox="0.0 0.0 7374.008 7116.0186" svg:width="73.74008mm" svg:x="3.820562mm" svg:y="45.275467mm"/>
            <draw:path svg:d="M 3607.4302 0.60921663 C 1893.5801 28.148314 381.8897 983.2252 60.944122 2338.0735 C -305.70108 3885.839 1019.77844 5372.024 3020.0137 5656.6353 C 3020.4346 5659.0195 3019.7256 5662.5483 3019.5354 5665.9565 L 3008.0645 5666.4463 L 1449.427 7116.018 L 4651.7793 5611.505 L 4620.234 5612.486 L 4640.7866 5596.788 L 4686.671 5595.317 L 4651.7793 5611.505 L 4695.752 5610.0337 L 4695.752 5594.826 L 4696.23 5594.826 C 6081.899 5289.5854 7053.384 4462.5454 7313.078 3366.264 C 7679.8726 1817.8654 6352.744 330.95605 4351.141 47.21086 C 4100.9404 11.743065 3852.2659 -3.3250554 3607.4302 0.60921663 z" svg:height="71.16018mm" draw:style-name="style-3" svg:viewBox="0.0 0.0 7374.008 7116.018" svg:width="73.740074mm" svg:x="8.224838mm" svg:y="39.77211mm"/>
            <draw:path svg:d="M 4536.8965 8948.717 C 2381.4673 8914.082 480.2849 7712.927 76.64661 6008.997 C -384.46588 4062.445 1282.5277 2193.3394 3798.13 1835.3971 C 3798.6592 1832.398 3797.7678 1827.9613 3797.5286 1823.6753 L 3783.1018 1823.0583 L 1822.8763 1.5062015E-4 L 5850.325 1892.1556 L 5810.652 1890.9218 L 5836.4995 1910.6638 L 5894.2065 1912.5146 L 5850.325 1892.1556 L 5905.6274 1894.0065 L 5905.6274 1913.1316 L 5906.229 1913.1316 C 7648.92 2297.0178 8870.711 3337.1482 9197.316 4715.8906 C 9658.617 6663.2383 7989.55 8533.255 5472.226 8890.107 C 5157.5605 8934.714 4844.8145 8953.665 4536.8965 8948.717 z" svg:height="89.494835mm" draw:style-name="style-4" draw:transform="rotate(-3.141592653589793) translate(120.06687mm,100.06893mm)" svg:viewBox="0.0 0.0 9273.944 8949.483" svg:width="92.73945mm"/>
            <draw:path svg:d="M 4737.048 0.76634026 C 6892.4775 35.40118 8793.659 1236.5568 9197.297 2940.4863 C 9658.41 4887.0386 7991.4165 6756.144 5475.814 7114.086 C 5475.285 7117.0854 5476.177 7121.5225 5476.4155 7125.808 L 5490.8423 7126.4253 L 7451.0674 8949.483 L 3423.6187 7057.328 L 3463.2917 7058.562 L 3437.4443 7038.82 L 3379.7378 7036.969 L 3423.6187 7057.328 L 3368.3164 7055.4775 L 3368.3164 7036.3516 L 3367.7153 7036.3516 C 1625.0247 6652.465 403.2336 5612.335 76.62827 4233.5933 C -384.6725 2286.2449 1284.3947 416.2282 3801.7183 59.37551 C 4116.3833 14.769138 4429.13 -4.181451 4737.048 0.76634026 z" svg:height="89.494835mm" draw:style-name="style-5" svg:viewBox="0.0 0.0 9273.944 8949.483" svg:width="92.73944mm" svg:x="33.085823mm" svg:y="5.272673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19.06249mm" fo:page-width="132.2916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